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ByLine">
      <style:paragraph-properties fo:margin-top="0.1701in" fo:margin-bottom="0.1in" fo:break-before="page"/>
    </style:style>
    <style:style style:name="P3" style:family="paragraph" style:parent-style-name="level_20_3_20_text">
      <style:paragraph-properties fo:margin-left="0.9374in" fo:margin-right="0in" fo:text-indent="0in" style:auto-text-indent="false"/>
    </style:style>
    <style:style style:name="P4" style:family="paragraph" style:parent-style-name="level_20_3_20_text">
      <style:paragraph-properties fo:margin-left="0.9374in" fo:margin-right="0in" fo:text-indent="0in" style:auto-text-indent="false"/>
      <style:text-properties style:font-name="Times New Roman"/>
    </style:style>
    <style:style style:name="P5" style:family="paragraph" style:parent-style-name="template">
      <style:text-properties fo:font-style="normal" style:font-style-asian="normal"/>
    </style:style>
    <style:style style:name="P6" style:family="paragraph" style:parent-style-name="template">
      <style:text-properties fo:font-style="normal" style:font-style-asian="normal" style:font-size-complex="11pt"/>
    </style:style>
    <style:style style:name="P7" style:family="paragraph" style:parent-style-name="template">
      <style:text-properties fo:font-style="normal" style:font-style-asian="normal" style:font-style-complex="normal"/>
    </style:style>
    <style:style style:name="P8" style:family="paragraph" style:parent-style-name="Title">
      <style:text-properties fo:font-size="28pt" style:font-size-asian="28pt" style:font-size-complex="28pt"/>
    </style:style>
    <style:style style:name="P9" style:family="paragraph" style:parent-style-name="Contents_20_2">
      <style:paragraph-properties>
        <style:tab-stops>
          <style:tab-stop style:position="6.5in" style:type="right" style:leader-style="dotted" style:leader-text="."/>
          <style:tab-stop style:position="6.7in" style:type="right" style:leader-style="dotted" style:leader-text="."/>
        </style:tab-stops>
      </style:paragraph-properties>
    </style:style>
    <style:style style:name="P10" style:family="paragraph" style:parent-style-name="Contents_20_1">
      <style:paragraph-properties>
        <style:tab-stops>
          <style:tab-stop style:position="0.25in"/>
          <style:tab-stop style:position="6.5in" style:type="right" style:leader-style="dotted" style:leader-text="."/>
          <style:tab-stop style:position="6.7in" style:type="right" style:leader-style="dotted" style:leader-text="."/>
        </style:tab-stops>
      </style:paragraph-properties>
    </style:style>
    <style:style style:name="P11" style:family="paragraph" style:parent-style-name="Text_20_body">
      <style:paragraph-properties fo:margin-left="0in" fo:margin-right="0in" fo:margin-top="0in" fo:margin-bottom="0in" fo:text-indent="0in" style:auto-text-indent="false"/>
      <style:text-properties style:font-name="Arial1" fo:font-size="12pt"/>
    </style:style>
    <style:style style:name="P12" style:family="paragraph" style:parent-style-name="Standard">
      <style:text-properties style:font-name="Times New Roman" fo:language="zxx" fo:country="none" fo:font-weight="bold" style:language-asian="zxx" style:country-asian="none" style:font-weight-asian="bold"/>
    </style:style>
    <style:style style:name="P13" style:family="paragraph" style:parent-style-name="Standard">
      <style:text-properties fo:font-weight="bold" style:font-weight-asian="bold"/>
    </style:style>
    <style:style style:name="P14" style:family="paragraph" style:parent-style-name="Standard">
      <style:paragraph-properties fo:margin-top="0.028in" fo:margin-bottom="0.028in" style:snap-to-layout-grid="false"/>
    </style:style>
    <style:style style:name="P15" style:family="paragraph" style:parent-style-name="Standard">
      <style:paragraph-properties fo:margin-top="0.028in" fo:margin-bottom="0.028in" style:snap-to-layout-grid="false"/>
      <style:text-properties fo:font-weight="bold" style:font-weight-asian="bold"/>
    </style:style>
    <style:style style:name="P16" style:family="paragraph" style:parent-style-name="Title">
      <style:paragraph-properties fo:margin-top="0in" fo:margin-bottom="0.278in"/>
      <style:text-properties fo:font-size="20pt" style:font-size-asian="20pt"/>
    </style:style>
    <style:style style:name="P17" style:family="paragraph" style:parent-style-name="template">
      <style:paragraph-properties fo:break-before="page"/>
      <style:text-properties fo:font-style="normal" style:font-style-asian="normal" style:font-style-complex="normal"/>
    </style:style>
    <style:style style:name="P18" style:family="paragraph" style:parent-style-name="Heading_20_1" style:master-page-name="MyHeader1">
      <style:paragraph-properties style:page-number="1" fo:break-before="page"/>
    </style:style>
    <style:style style:name="P19" style:family="paragraph" style:parent-style-name="template" style:list-style-name="WW8Num2">
      <style:text-properties fo:font-style="normal" style:font-style-asian="normal"/>
    </style:style>
    <style:style style:name="P20" style:family="paragraph" style:parent-style-name="template" style:list-style-name="WW8Num3">
      <style:text-properties fo:font-style="normal" style:font-style-asian="normal"/>
    </style:style>
    <style:style style:name="P21" style:family="paragraph" style:parent-style-name="template" style:list-style-name="L1">
      <style:text-properties fo:font-style="normal" style:font-style-asian="normal" style:font-style-complex="normal"/>
    </style:style>
    <style:style style:name="P22" style:family="paragraph" style:parent-style-name="template" style:list-style-name="L2">
      <style:text-properties fo:font-style="normal" style:font-style-asian="normal" style:font-style-complex="normal"/>
    </style:style>
    <style:style style:name="P23" style:family="paragraph" style:parent-style-name="template" style:list-style-name="L3">
      <style:text-properties fo:font-style="normal" style:font-style-asian="normal" style:font-style-complex="normal"/>
    </style:style>
    <style:style style:name="P24" style:family="paragraph" style:parent-style-name="line" style:master-page-name="First_20_Page">
      <style:paragraph-properties style:page-number="auto"/>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6">For</text:p>
      <text:p text:style-name="P8"><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p text:style-name="P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10">1. Introduction<text:tab/>1</text:p>
          <text:p text:style-name="P9">1.1 Purpose <text:tab/>1</text:p>
          <text:p text:style-name="P9">1.2 Document Conventions<text:tab/>1</text:p>
          <text:p text:style-name="P9">1.3 Intended Audience and Reading Suggestions<text:tab/>1</text:p>
          <text:p text:style-name="P9">1.4 Project Scope<text:tab/>1</text:p>
          <text:p text:style-name="P9">1.5 References<text:tab/>2</text:p>
          <text:p text:style-name="P10">2. Overall Description<text:tab/>2</text:p>
          <text:p text:style-name="P9">2.1 Product Perspective<text:tab/>2</text:p>
          <text:p text:style-name="P9">2.2 Product Features<text:tab/>2</text:p>
          <text:p text:style-name="P9">2.3 User Classes and Characteristics<text:tab/>3</text:p>
          <text:p text:style-name="P9">2.4 Operating Environment<text:tab/>3</text:p>
          <text:p text:style-name="P9">2.5 Design and Implementation Constraints<text:tab/>3</text:p>
          <text:p text:style-name="P9">2.6 User Documentation<text:tab/>3</text:p>
          <text:p text:style-name="P9">2.7 Assumptions and Dependencies<text:tab/>3</text:p>
          <text:p text:style-name="P10">3. System Features<text:tab/>3</text:p>
          <text:p text:style-name="P9">3.1 System Feature 1<text:tab/>4</text:p>
          <text:p text:style-name="P9">3.2 System Feature 2 (and so on)<text:tab/>4</text:p>
          <text:p text:style-name="P10">4. External Interface Requirements<text:tab/>4</text:p>
          <text:p text:style-name="P9">4.1 User Interfaces<text:tab/>4</text:p>
          <text:p text:style-name="P9">4.2 Hardware Interfaces<text:tab/>4</text:p>
          <text:p text:style-name="P9">4.3 Software Interfaces<text:tab/>5</text:p>
          <text:p text:style-name="P9">4.4 Communications Interfaces<text:tab/>5</text:p>
          <text:p text:style-name="P10">5. Other Nonfunctional Requirements<text:tab/>5</text:p>
          <text:p text:style-name="P9">5.1 Performance Requirements<text:tab/>5</text:p>
          <text:p text:style-name="P9">5.2 Safety Requirements<text:tab/>5</text:p>
          <text:p text:style-name="P9">5.3 Security Requirements<text:tab/>5</text:p>
          <text:p text:style-name="P9">5.4 Software Quality Attributes<text:tab/>6</text:p>
          <text:p text:style-name="P10">6. Other Requirements<text:tab/>6</text:p>
        </text:index-body>
      </text:table-of-content>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Name</text:p>
          </table:table-cell>
          <table:table-cell table:style-name="Table1.B1" office:value-type="string">
            <text:p text:style-name="P15">Date</text:p>
          </table:table-cell>
          <table:table-cell table:style-name="Table1.B1" office:value-type="string">
            <text:p text:style-name="P15">Reason For Changes</text:p>
          </table:table-cell>
          <table:table-cell table:style-name="Table1.D1" office:value-type="string">
            <text:p text:style-name="P15">Version</text:p>
          </table:table-cell>
        </table:table-row>
        <table:table-row table:style-name="Table1.1">
          <table:table-cell table:style-name="Table1.A2" office:value-type="string">
            <text:p text:style-name="P14">Matt Mead</text:p>
          </table:table-cell>
          <table:table-cell table:style-name="Table1.B2" office:value-type="string">
            <text:p text:style-name="P14">MM/DD/YYYY</text:p>
          </table:table-cell>
          <table:table-cell table:style-name="Table1.B2" office:value-type="string">
            <text:p text:style-name="P14">Original Release</text:p>
          </table:table-cell>
          <table:table-cell table:style-name="Table1.D2" office:value-type="string">
            <text:p text:style-name="P14">0.xx</text:p>
          </table:table-cell>
        </table:table-row>
        <table:table-row table:style-name="Table1.1">
          <table:table-cell table:style-name="Table1.A3" office:value-type="string">
            <text:p text:style-name="P14"/>
          </table:table-cell>
          <table:table-cell table:style-name="Table1.B3" office:value-type="string">
            <text:p text:style-name="P14"/>
          </table:table-cell>
          <table:table-cell table:style-name="Table1.B3" office:value-type="string">
            <text:p text:style-name="P14"/>
          </table:table-cell>
          <table:table-cell table:style-name="Table1.D3" office:value-type="string">
            <text:p text:style-name="P14"/>
          </table:table-cell>
        </table:table-row>
      </table:table>
      <text:p text:style-name="P13"/>
      <text:h text:style-name="P18" text:outline-level="1">Introduction</text:h>
      <text:h text:style-name="Heading_20_2" text:outline-level="2">Purpose </text:h>
      <text:p text:style-name="P6">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P6"/>
      <text:p text:style-name="P6">This is an Open Source project and will be distributed under a common Open Source public license.</text:p>
      <text:h text:style-name="Heading_20_2" text:outline-level="2">Document Conventions</text:h>
      <text:p text:style-name="P5">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P5"/>
      <text:p text:style-name="P5">Each requirement will have the following attributes:</text:p>
      <text:list xml:id="list31626994" text:style-name="WW8Num2">
        <text:list-item>
          <text:p text:style-name="P19">Requirement Identifier (SRS-xxxx)</text:p>
        </text:list-item>
        <text:list-item>
          <text:p text:style-name="P19">Requirement Text (clear, specific and can stand alone)</text:p>
        </text:list-item>
        <text:list-item>
          <text:p text:style-name="P19">Rationale (why the requirement is necessary)</text:p>
        </text:list-item>
        <text:list-item>
          <text:p text:style-name="P19">Priority (1 – 5: 1 = really important (must have); 5 = nice to have)</text:p>
        </text:list-item>
      </text:list>
      <text:h text:style-name="Heading_20_2" text:outline-level="2">Intended Audience and Reading Suggestions</text:h>
      <text:p text:style-name="P5">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mplate"><text:span text:style-name="T1">This is a </text:span><text:span text:style-name="T2">bowling scorer project for small to medium size bowling centers that may not have automated scoring. <text:s/>The project will consist of 4 different hardware components:</text:span></text:p>
      <text:list xml:id="list31635273" text:style-name="WW8Num3">
        <text:list-item>
          <text:p text:style-name="P20">Pinsetter Interface / Scorer</text:p>
        </text:list-item>
        <text:list-item>
          <text:p text:style-name="P20">Upper Display</text:p>
        </text:list-item>
        <text:list-item>
          <text:p text:style-name="P20">Lower Display / User Input</text:p>
        </text:list-item>
        <text:list-item>
          <text:p text:style-name="P20">Front Desk</text:p>
        </text:list-item>
      </text:list>
      <text:p text:style-name="P5"/>
      <text:p text:style-name="P5">The Pinsetter Interface / Scorer device (Scorer) will be located on the capping between 2 pinsetters of a lane pair. <text:s/>It will be able to verify when a ball was thrown and which pins remain standing (after the ball was thrown but before the pins are raked).</text:p>
      <text:p text:style-name="P5"/>
      <text:p text:style-name="P5"><text:soft-page-break/>The Upper Display device (Upper) will be located over the lane and above the approach (hanging from the ceiling). <text:s/>This allows the bowlers can see the current scorers or other items that may be displayed. <text:s/>The display will probably be a flat screen LCD TV or equivalent device.</text:p>
      <text:p text:style-name="P5"/>
      <text:p text:style-name="P5">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P5"/>
      <text:p text:style-name="P5">The Front Desk device (Front) will be used to turn the scorers, uppers and lowers on / off. <text:s/>It will collect the bowling game data when requested.</text:p>
      <text:p text:style-name="P5"/>
      <text:p text:style-name="P5">The Uppers and Lowers will probably have an overlapping software code base for items like graphics, since they both have displays.</text:p>
      <text:p text:style-name="P5"/>
      <text:p text:style-name="template"><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1">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Product Features</text:h>
      <text:p text:style-name="template">&lt;Summarize the major features the product contains or the significant functions that it performs or lets the user perform. Details will be provided in Section 3, so only a high level summary <text:s/>is needed here. Organize the functions to make them understandable to any reader of the SRS. A picture of the major groups of related requirements and how they relate, such as a top level data flow diagram or a class diagram, is often effective.&gt;</text:p>
      <text:h text:style-name="Heading_20_2" text:outline-level="2"><text:soft-page-break/>User Classes and Characteristics</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p>
      <text:h text:style-name="Heading_20_2" text:outline-level="2">Operating Environment</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Design and Implementation Constraints</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User Documentation</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Assumptions and Dependencies</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System Features</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soft-page-break/>System Feature 1</text:h>
      <text:p text:style-name="template">&lt;Don’t really say “System Feature 1.” State the feature name in just a few words.&gt;</text:p>
      <text:p text:style-name="level_20_4">3.1.1<text:tab/>Description and Priority</text:p>
      <text:p text:style-name="P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3.1.2<text:tab/>Stimulus/Response Sequences</text:p>
      <text:p text:style-name="P3">&lt;List the sequences of user actions and system responses that stimulate the behavior defined for this feature. These will correspond to the dialog elements associated with use cases.&gt;</text:p>
      <text:p text:style-name="level_20_4">3.1.3<text:tab/>Functional Requirements</text:p>
      <text:p text:style-name="P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3"/>
      <text:p text:style-name="P3">&lt;Each requirement should be uniquely identified with a sequence number or a meaningful tag of some kind.&gt;</text:p>
      <text:p text:style-name="P4"/>
      <text:p text:style-name="requirement">REQ-1:<text:tab/></text:p>
      <text:p text:style-name="requirement">REQ-2:<text:tab/></text:p>
      <text:h text:style-name="Heading_20_2" text:outline-level="2">System Feature 2 (and so on)</text:h>
      <text:h text:style-name="Heading_20_1" text:outline-level="1">External Interface Requirements</text:h>
      <text:h text:style-name="Heading_20_2" text:outline-level="2">User Interfaces</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mplate">&lt;Describe the logical and physical characteristics of each interface between the software product and the hardware components of the system. This may include the supported device types, the <text:soft-page-break/>nature of the data and control interactions between the software and the hardware, and communication protocols to be used.&gt;</text:p>
      <text:h text:style-name="Heading_20_2" text:outline-level="2">Software Interfaces</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soft-page-break/>Software Quality Attributes</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7"/>
      <text:p text:style-name="P7"/>
      <text:p text:style-name="P17"/>
      <text:p text:style-name="P7">Matt's Items to remember:</text:p>
      <text:list xml:id="list31645315" text:style-name="L1">
        <text:list-item>
          <text:p text:style-name="P21">32 or 64 bit processors and little or big endian processors</text:p>
        </text:list-item>
        <text:list-item>
          <text:p text:style-name="P21">Switch or proximity sensor for pinsetter ball thrown</text:p>
        </text:list-item>
        <text:list-item>
          <text:p text:style-name="P21">Send ball thrown status over network once a second or on transitions</text:p>
        </text:list-item>
        <text:list-item>
          <text:p text:style-name="P21">Standing pin sensing</text:p>
        </text:list-item>
        <text:list-item>
          <text:p text:style-name="P21">Heart beat messages</text:p>
        </text:list-item>
        <text:list-item>
          <text:p text:style-name="P21">XML for network interfaces. <text:s/>Supports UTF-8 &amp; UTF-16 for Unicode encoding. <text:s/>Use the XML declaration to define the encoding. Exception is data packets (web cam picture, etc) TFTP or FTP?</text:p>
        </text:list-item>
        <text:list-item>
          <text:p text:style-name="P21">Use expat or libxml2 or equivalent for XML encoding</text:p>
        </text:list-item>
        <text:list-item>
          <text:p text:style-name="P21">Have a utility that logs the current version of all relevant software on the box</text:p>
        </text:list-item>
        <text:list-item>
          <text:p text:style-name="P21">COTS hardware when available</text:p>
        </text:list-item>
        <text:list-item>
          <text:p text:style-name="P21">TV interfaces – turn on/off, switch channel (serial interface?)</text:p>
        </text:list-item>
        <text:list-item>
          <text:p text:style-name="P21">Configuration files (TV type, web cams, lane number, host name, etc)</text:p>
        </text:list-item>
        <text:list-item>
          <text:p text:style-name="P21">Log files (flash memory limitations)</text:p>
        </text:list-item>
        <text:list-item>
          <text:p text:style-name="P21">Create an ICD</text:p>
        </text:list-item>
        <text:list-item>
          <text:p text:style-name="P21">10-pin scoring with 3 balls per frame supported</text:p>
        </text:list-item>
        <text:list-item>
          <text:p text:style-name="P21">3D graphics rendering</text:p>
        </text:list-item>
        <text:list-item>
          <text:p text:style-name="P21">Startup withing 3 minutes (2 minutes preferred)</text:p>
        </text:list-item>
        <text:list-item>
          <text:p text:style-name="P21">Startup sequence samples the hardware to load the proper drivers</text:p>
        </text:list-item>
        <text:list-item>
          <text:p text:style-name="P21">Multi-threaded to keep performance high</text:p>
        </text:list-item>
        <text:list-item>
          <text:p text:style-name="P21">Interrupt based – not polling</text:p>
        </text:list-item>
        <text:list-item>
          <text:p text:style-name="P21">No moving or spinning parts – all solid state, because of high vibration and shock</text:p>
        </text:list-item>
        <text:list-item>
          <text:p text:style-name="P21">Intercom (VOIP) system – low priority</text:p>
        </text:list-item>
        <text:list-item>
          <text:p text:style-name="P21">Error reporting (XML parsing errors, etc)</text:p>
        </text:list-item>
        <text:list-item>
          <text:p text:style-name="P21">Screen resolution 1024 x 768 minimum</text:p>
        </text:list-item>
        <text:list-item>
          <text:p text:style-name="P21">Screens for scoring should be scalable to many sizes. <text:s/>May be embedded in a frame of a window to sports scores can scroll across the bottom and other information can be displayed in other frames.</text:p>
        </text:list-item>
        <text:list-item>
          <text:p text:style-name="P21">Software updates (TFTP or FTP). <text:s/>Have to update the read-only partition, etc?</text:p>
        </text:list-item>
        <text:list-item>
          <text:p text:style-name="P21">Support up to 40 lanes for small to medium centers (normal 10 or less).</text:p>
        </text:list-item>
      </text:list>
      <text:p text:style-name="P7"/>
      <text:p text:style-name="P7">Prototype items:</text:p>
      <text:list xml:id="list31648590" text:style-name="L2">
        <text:list-item>
          <text:p text:style-name="P22">Pinsetter switch signals. <text:s/>Use RS232 (DB9) or parallel port?</text:p>
        </text:list-item>
        <text:list-item>
          <text:p text:style-name="P22">Pinsetter web cam with Linux</text:p>
        </text:list-item>
        <text:list-item>
          <text:p text:style-name="P22">Analyzing picture of pins and sending data to other computers – embed picture file in XML?or FTP / TFTP instead (Qt has an FTP class)? <text:s/>Same issue with software updates and image / exciter / advertisement updates.</text:p>
        </text:list-item>
      </text:list>
      <text:p text:style-name="P7"/>
      <text:p text:style-name="P7">Utilities:</text:p>
      <text:list xml:id="list31634084" text:style-name="L3">
        <text:list-item>
          <text:p text:style-name="P23">Configuration file to sum up all relevant software versions</text:p>
        </text:list-item>
        <text:list-item>
          <text:p text:style-name="P23">Pinsetter ball indicator</text:p>
        </text:list-item>
        <text:list-item>
          <text:p text:style-name="P23">Software updater / installer</text:p>
        </text:list-item>
        <text:list-item>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7</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7</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SBP</dc:title>
    <dc:subject>SRS for OSBP</dc:subject>
    <meta:initial-creator>Karl Wiegers</meta:initial-creator>
    <meta:creation-date>2009-11-11T18:35:00</meta:creation-date>
    <dc:creator>Matt Mead</dc:creator>
    <dc:date>2009-11-20T12:01:39.64</dc:date>
    <meta:editing-cycles>43</meta:editing-cycles>
    <meta:editing-duration>PT11H10M44S</meta:editing-duration>
    <meta:generator>OpenOffice.org/3.1$Win32 OpenOffice.org_project/310m19$Build-9420</meta:generator>
    <meta:document-statistic meta:table-count="1" meta:image-count="0" meta:object-count="0" meta:page-count="9" meta:paragraph-count="166" meta:word-count="2572" meta:character-count="16438"/>
    <meta:user-defined meta:name="Project">The Open Source Bowling Project</meta:user-defined>
    <meta:user-defined meta:name="dgnword-docGUID">{2CC74E0D-E94F-445A-8743-4FB3C5B198CA}</meta:user-defined>
    <meta:user-defined meta:name="dgnword-eventsink">22325624</meta:user-defined>
  </office:meta>
</office:document-meta>
</file>